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27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7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x</text:p>
          </table:table-cell>
          <table:table-cell table:formula="of:=[.L4] -[.L3]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Punto 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table:formula="of:=[.M4]-[.M3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unto 1</text:p>
          </table:table-cell>
          <table:table-cell table:formula="of:=ROUND([.L3] +[.M9] * 7)" office:value-type="float" office:value="7" calcext:value-type="float">
            <text:p>7</text:p>
          </table:table-cell>
          <table:table-cell table:formula="of:=ROUND([.M3] +[.M10] * 7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formula="of:=[.F4]/[.F3]" office:value-type="float" office:value="0.285714285714286" calcext:value-type="float">
            <text:p>0.28571428571428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ROUND([.$F$6]*([.E9] - [.$L$3])+[.$M$3])" office:value-type="float" office:value="0" calcext:value-type="float">
            <text:p>0</text:p>
          </table:table-cell>
          <table:table-cell table:formula="of:=[.$F$6]*([.E9] - [.$L$3])+[.$M$3]" office:value-type="float" office:value="0.285714285714286" calcext:value-type="float">
            <text:p>0.285714285714286</text:p>
          </table:table-cell>
          <table:table-cell table:number-columns-repeated="4"/>
          <table:table-cell office:value-type="string" calcext:value-type="string">
            <text:p>cos</text:p>
          </table:table-cell>
          <table:table-cell table:style-name="ce2" table:formula="of:=COS(RADIANS(20))" office:value-type="float" office:value="0.939692620785908" calcext:value-type="float">
            <text:p>0.9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[.$F$6]*([.E10] - [.$L$3])+[.$M$3])" office:value-type="float" office:value="1" calcext:value-type="float">
            <text:p>1</text:p>
          </table:table-cell>
          <table:table-cell table:formula="of:=[.$F$6]*([.E10] - [.$L$3])+[.$M$3]" office:value-type="float" office:value="0.571428571428571" calcext:value-type="float">
            <text:p>0.571428571428571</text:p>
          </table:table-cell>
          <table:table-cell table:number-columns-repeated="4"/>
          <table:table-cell office:value-type="string" calcext:value-type="string">
            <text:p>sen</text:p>
          </table:table-cell>
          <table:table-cell table:style-name="ce2" table:formula="of:=SIN(RADIANS(20))" office:value-type="float" office:value="0.342020143325669" calcext:value-type="float">
            <text:p>0.3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[.$F$6]*([.E11] - [.$L$3])+[.$M$3])" office:value-type="float" office:value="1" calcext:value-type="float">
            <text:p>1</text:p>
          </table:table-cell>
          <table:table-cell table:formula="of:=[.$F$6]*([.E11] - [.$L$3])+[.$M$3]" office:value-type="float" office:value="0.857142857142857" calcext:value-type="float">
            <text:p>0.8571428571428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[.$F$6]*([.E12] - [.$L$3])+[.$M$3])" office:value-type="float" office:value="1" calcext:value-type="float">
            <text:p>1</text:p>
          </table:table-cell>
          <table:table-cell table:formula="of:=[.$F$6]*([.E12] - [.$L$3])+[.$M$3]" office:value-type="float" office:value="1.14285714285714" calcext:value-type="float">
            <text:p>1.142857142857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[.$F$6]*([.E13] - [.$L$3])+[.$M$3])" office:value-type="float" office:value="1" calcext:value-type="float">
            <text:p>1</text:p>
          </table:table-cell>
          <table:table-cell table:formula="of:=[.$F$6]*([.E13] - [.$L$3])+[.$M$3]" office:value-type="float" office:value="1.42857142857143" calcext:value-type="float">
            <text:p>1.428571428571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[.$F$6]*([.E14] - [.$L$3])+[.$M$3])" office:value-type="float" office:value="2" calcext:value-type="float">
            <text:p>2</text:p>
          </table:table-cell>
          <table:table-cell table:formula="of:=[.$F$6]*([.E14] - [.$L$3])+[.$M$3]" office:value-type="float" office:value="1.71428571428571" calcext:value-type="float">
            <text:p>1.714285714285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[.$F$6]*([.E15] - [.$L$3])+[.$M$3])" office:value-type="float" office:value="2" calcext:value-type="float">
            <text:p>2</text:p>
          </table:table-cell>
          <table:table-cell table:formula="of:=[.$F$6]*([.E15] - [.$L$3])+[.$M$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[.$F$6]*([.E16] - [.$L$3])+[.$M$3])" office:value-type="float" office:value="2" calcext:value-type="float">
            <text:p>2</text:p>
          </table:table-cell>
          <table:table-cell table:formula="of:=[.$F$6]*([.E16] - [.$L$3])+[.$M$3]" office:value-type="float" office:value="2.28571428571429" calcext:value-type="float">
            <text:p>2.28571428571429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1" office:value-type="string" calcext:value-type="string" table:number-columns-spanned="2" table:number-rows-spanned="1">
            <text:p>LERP</text:p>
          </table:table-cell>
          <table:covered-table-cell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in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x1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in2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x2</text:p>
          </table:table-cell>
          <table:table-cell table:formula="of:=(400-55)"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unto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peo</text:p>
          </table:table-cell>
          <table:table-cell table:formula="of:=[.K21]+(([.K23] - [.K19])*([.K22] - [.K21]))/([.K20]-[.K19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0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1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2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3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5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0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1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3" number:min-decimal-places="3" number:min-integer-digits="1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5" number:min-decimal-places="5" number:min-integer-digits="1"/>
    </number:number-style>
    <number:number-style style:name="N146">
      <number:number number:decimal-places="13" number:min-decimal-places="13" number:min-integer-digits="1"/>
    </number:number-style>
    <number:number-style style:name="N147">
      <number:number number:decimal-places="12" number:min-decimal-places="12" number:min-integer-digits="1"/>
    </number:number-style>
    <number:number-style style:name="N148">
      <number:number number:decimal-places="11" number:min-decimal-places="11" number:min-integer-digits="1"/>
    </number:number-style>
    <number:number-style style:name="N149">
      <number:number number:decimal-places="10" number:min-decimal-places="10" number:min-integer-digits="1"/>
    </number:number-style>
    <number:number-style style:name="N150">
      <number:number number:decimal-places="9" number:min-decimal-places="9" number:min-integer-digits="1"/>
    </number:number-style>
    <number:number-style style:name="N151">
      <number:number number:decimal-places="8" number:min-decimal-places="8" number:min-integer-digits="1"/>
    </number:number-style>
    <number:number-style style:name="N152">
      <number:number number:decimal-places="7" number:min-decimal-places="7" number:min-integer-digits="1"/>
    </number:number-style>
    <number:number-style style:name="N15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17:15:58.1803330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3:51:46.579944590</meta:creation-date>
    <dc:date>2024-12-31T07:05:31.629879555</dc:date>
    <meta:editing-duration>PT15H14M42S</meta:editing-duration>
    <meta:editing-cycles>4</meta:editing-cycles>
    <meta:generator>LibreOffice/24.8.3.2$Linux_X86_64 LibreOffice_project/e14c9fdd1f585efcbb2c5363087a99d20928d522</meta:generator>
    <meta:document-statistic meta:table-count="1" meta:cell-count="56" meta:object-count="0"/>
  </office:meta>
</office:document-meta>
</file>